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2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2.258cm" style:use-optimal-column-width="false"/>
    </style:style>
    <style:style style:name="co2" style:family="table-column">
      <style:table-column-properties style:column-width="2.257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text-properties fo:font-weight="bold" style:font-weight-asian="bold" style:font-weight-complex="bold"/>
    </style:style>
    <style:style style:name="ce2" style:family="table-cell">
      <style:paragraph-properties fo:text-align="end" style:text-autospace="none"/>
      <style:text-properties fo:font-weight="bold" style:font-weight-asian="bold" style:font-weight-complex="bold"/>
    </style:style>
    <style:style style:name="P1" style:family="paragraph">
      <loext:graphic-properties draw:fill-color="#ffffff"/>
    </style:style>
    <style:style style:name="P2" style:family="paragraph">
      <style:paragraph-properties style:text-autospace="none"/>
    </style:style>
    <style:style style:name="P3" style:family="paragraph">
      <style:paragraph-properties fo:text-align="end" style:text-autospace="none"/>
    </style:style>
    <style:style style:name="P4" style:family="paragraph">
      <style:paragraph-properties fo:text-align="end" style:text-autospace="none"/>
      <style:text-properties fo:font-weight="bold" style:font-weight-asian="bold" style:font-weight-complex="bold"/>
    </style:style>
    <style:style style:name="P5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Moses in a Neural MT World</text:p>
            <text:p>Hieu Hoa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This a talk</text:p>
              <text:p><text:s text:c="2"/>- compare SMT v NMT</text:p>
              <text:p><text:s text:c="2"/>- is NMT better than NMT across the board?</text:p>
              <text:p><text:s text:c="6"/>- why should we bother carrying on with SMT?</text:p>
              <text:p><text:s text:c="2"/>- obviously not</text:p>
              <text:p><text:s text:c="6"/>- where does SMT still hold it’s own</text:p>
              <text:p><text:s text:c="2"/>- where SMT &amp; NMT can learn from each other</text:p>
              <text:p><text:s text:c="6"/>- what SMT can do for NMT</text:p>
              <text:p><text:s text:c="6"/>- vice versa</text:p>
              <text:p><text:s text:c="2"/>- what can SMT to maintain relevance</text:p>
            </draw:text-box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ranslation Quality</text:p>
          </draw:text-box>
        </draw:frame>
        <draw:frame draw:style-name="standard" draw:layer="layout" svg:width="24.835cm" svg:height="2.915cm" svg:x="1.367cm" svg:y="4.5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 text:style-name="P2">ar-en</text:p>
              </table:table-cell>
              <table:table-cell>
                <text:p text:style-name="P2">ar-es</text:p>
              </table:table-cell>
              <table:table-cell>
                <text:p text:style-name="P2">ar-fr</text:p>
              </table:table-cell>
              <table:table-cell>
                <text:p text:style-name="P2">ar-ru</text:p>
              </table:table-cell>
              <table:table-cell>
                <text:p text:style-name="P2">ar-zh</text:p>
              </table:table-cell>
              <table:table-cell>
                <text:p text:style-name="P2">en-ar</text:p>
              </table:table-cell>
              <table:table-cell>
                <text:p text:style-name="P2">en-es</text:p>
              </table:table-cell>
              <table:table-cell>
                <text:p text:style-name="P2">en-fr</text:p>
              </table:table-cell>
              <table:table-cell>
                <text:p text:style-name="P2">en-ru</text:p>
              </table:table-cell>
              <table:table-cell>
                <text:p text:style-name="P2">en-zh</text:p>
              </table:table-cell>
            </table:table-row>
            <table:table-row table:style-name="ro2" table:default-cell-style-name="gray2">
              <table:table-cell>
                <text:p text:style-name="P2">pb</text:p>
              </table:table-cell>
              <table:table-cell>
                <text:p text:style-name="P3">53.07</text:p>
              </table:table-cell>
              <table:table-cell>
                <text:p text:style-name="P3">49.77</text:p>
              </table:table-cell>
              <table:table-cell>
                <text:p text:style-name="P3">42.80</text:p>
              </table:table-cell>
              <table:table-cell>
                <text:p text:style-name="P3">36.00</text:p>
              </table:table-cell>
              <table:table-cell>
                <text:p text:style-name="P3">31.58</text:p>
              </table:table-cell>
              <table:table-cell>
                <text:p text:style-name="P3">41.96</text:p>
              </table:table-cell>
              <table:table-cell>
                <text:p text:style-name="P3">61.26</text:p>
              </table:table-cell>
              <table:table-cell>
                <text:p text:style-name="P3">50.09</text:p>
              </table:table-cell>
              <table:table-cell>
                <text:p text:style-name="P3">43.25</text:p>
              </table:table-cell>
              <table:table-cell>
                <text:p text:style-name="P3">37.84</text:p>
              </table:table-cell>
            </table:table-row>
            <table:table-row table:style-name="ro2" table:default-cell-style-name="ce2">
              <table:table-cell table:style-name="gray1">
                <text:p text:style-name="P2">NMT</text:p>
              </table:table-cell>
              <table:table-cell table:style-name="ce1">
                <text:p text:style-name="P4"><text:span text:style-name="T1">55.97</text:span></text:p>
              </table:table-cell>
              <table:table-cell>
                <text:p text:style-name="P4">52.16</text:p>
              </table:table-cell>
              <table:table-cell>
                <text:p text:style-name="P4">44.67</text:p>
              </table:table-cell>
              <table:table-cell>
                <text:p text:style-name="P4">38.77</text:p>
              </table:table-cell>
              <table:table-cell>
                <text:p text:style-name="P4">39.73</text:p>
              </table:table-cell>
              <table:table-cell>
                <text:p text:style-name="P4">45.07</text:p>
              </table:table-cell>
              <table:table-cell>
                <text:p text:style-name="P4">62.12</text:p>
              </table:table-cell>
              <table:table-cell>
                <text:p text:style-name="P4">51.46</text:p>
              </table:table-cell>
              <table:table-cell>
                <text:p text:style-name="P4">45.27</text:p>
              </table:table-cell>
              <table:table-cell>
                <text:p text:style-name="P4">46.82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4.835cm" svg:height="2.915cm" svg:x="1.364cm" svg:y="8.2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 text:style-name="P2">es-ar</text:p>
              </table:table-cell>
              <table:table-cell>
                <text:p text:style-name="P2">es-en</text:p>
              </table:table-cell>
              <table:table-cell>
                <text:p text:style-name="P2">es-fr</text:p>
              </table:table-cell>
              <table:table-cell>
                <text:p text:style-name="P2">es-ru</text:p>
              </table:table-cell>
              <table:table-cell>
                <text:p text:style-name="P2">es-zh</text:p>
              </table:table-cell>
              <table:table-cell>
                <text:p text:style-name="P2">fr-ar</text:p>
              </table:table-cell>
              <table:table-cell>
                <text:p text:style-name="P2">fr-en</text:p>
              </table:table-cell>
              <table:table-cell>
                <text:p text:style-name="P2">fr-es</text:p>
              </table:table-cell>
              <table:table-cell>
                <text:p text:style-name="P2">fr-ru</text:p>
              </table:table-cell>
              <table:table-cell>
                <text:p text:style-name="P2">fr-zh</text:p>
              </table:table-cell>
            </table:table-row>
            <table:table-row table:style-name="ro2" table:default-cell-style-name="gray2">
              <table:table-cell>
                <text:p text:style-name="P2">pb</text:p>
              </table:table-cell>
              <table:table-cell>
                <text:p text:style-name="P3">38.13</text:p>
              </table:table-cell>
              <table:table-cell>
                <text:p text:style-name="P3">59.89</text:p>
              </table:table-cell>
              <table:table-cell table:style-name="ce2">
                <text:p text:style-name="P4">49.76</text:p>
              </table:table-cell>
              <table:table-cell>
                <text:p text:style-name="P3">39.69</text:p>
              </table:table-cell>
              <table:table-cell>
                <text:p text:style-name="P3">31.27</text:p>
              </table:table-cell>
              <table:table-cell>
                <text:p text:style-name="P3">34.43</text:p>
              </table:table-cell>
              <table:table-cell>
                <text:p text:style-name="P3">52.22</text:p>
              </table:table-cell>
              <table:table-cell table:style-name="ce2">
                <text:p text:style-name="P4">52.44</text:p>
              </table:table-cell>
              <table:table-cell>
                <text:p text:style-name="P3">36.48</text:p>
              </table:table-cell>
              <table:table-cell>
                <text:p text:style-name="P3">29.98</text:p>
              </table:table-cell>
            </table:table-row>
            <table:table-row table:style-name="ro2" table:default-cell-style-name="ce2">
              <table:table-cell table:style-name="gray1">
                <text:p text:style-name="P2">NMT</text:p>
              </table:table-cell>
              <table:table-cell table:style-name="ce1">
                <text:p text:style-name="P4"><text:span text:style-name="T1">39.69</text:span></text:p>
              </table:table-cell>
              <table:table-cell>
                <text:p text:style-name="P4">61.13</text:p>
              </table:table-cell>
              <table:table-cell table:style-name="gray1">
                <text:p text:style-name="P3">49.75</text:p>
              </table:table-cell>
              <table:table-cell>
                <text:p text:style-name="P4">40.96</text:p>
              </table:table-cell>
              <table:table-cell>
                <text:p text:style-name="P4">41.21</text:p>
              </table:table-cell>
              <table:table-cell>
                <text:p text:style-name="P4">35.53</text:p>
              </table:table-cell>
              <table:table-cell>
                <text:p text:style-name="P4">52.38</text:p>
              </table:table-cell>
              <table:table-cell table:style-name="gray1">
                <text:p text:style-name="P3">51.78</text:p>
              </table:table-cell>
              <table:table-cell>
                <text:p text:style-name="P4">37.26</text:p>
              </table:table-cell>
              <table:table-cell>
                <text:p text:style-name="P4">37.37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4.835cm" svg:height="2.922cm" svg:x="1.252cm" svg:y="12.2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 text:style-name="P2">ru-ar</text:p>
              </table:table-cell>
              <table:table-cell>
                <text:p text:style-name="P2">ru-en</text:p>
              </table:table-cell>
              <table:table-cell>
                <text:p text:style-name="P2">ru-es</text:p>
              </table:table-cell>
              <table:table-cell>
                <text:p text:style-name="P2">ru-fr</text:p>
              </table:table-cell>
              <table:table-cell>
                <text:p text:style-name="P2">ru-zh</text:p>
              </table:table-cell>
              <table:table-cell>
                <text:p text:style-name="P2">zh-ar</text:p>
              </table:table-cell>
              <table:table-cell>
                <text:p text:style-name="P2">zh-en</text:p>
              </table:table-cell>
              <table:table-cell>
                <text:p text:style-name="P2">zh-es</text:p>
              </table:table-cell>
              <table:table-cell>
                <text:p text:style-name="P2">zh-fr</text:p>
              </table:table-cell>
              <table:table-cell>
                <text:p text:style-name="P2">zh-ru</text:p>
              </table:table-cell>
            </table:table-row>
            <table:table-row table:style-name="ro2" table:default-cell-style-name="gray2">
              <table:table-cell>
                <text:p text:style-name="P2">pb</text:p>
              </table:table-cell>
              <table:table-cell>
                <text:p text:style-name="P3">34.43</text:p>
              </table:table-cell>
              <table:table-cell table:style-name="ce1">
                <text:p text:style-name="P4"><text:span text:style-name="T1">52.59</text:span></text:p>
              </table:table-cell>
              <table:table-cell>
                <text:p text:style-name="P3">49.61</text:p>
              </table:table-cell>
              <table:table-cell>
                <text:p text:style-name="P3">43.37</text:p>
              </table:table-cell>
              <table:table-cell>
                <text:p text:style-name="P3">32.63</text:p>
              </table:table-cell>
              <table:table-cell>
                <text:p text:style-name="P3">28.02</text:p>
              </table:table-cell>
              <table:table-cell>
                <text:p text:style-name="P3">42.97</text:p>
              </table:table-cell>
              <table:table-cell>
                <text:p text:style-name="P3">39.64</text:p>
              </table:table-cell>
              <table:table-cell>
                <text:p text:style-name="P3">34.42</text:p>
              </table:table-cell>
              <table:table-cell>
                <text:p text:style-name="P3">29.57</text:p>
              </table:table-cell>
            </table:table-row>
            <table:table-row table:style-name="ro2" table:default-cell-style-name="ce2">
              <table:table-cell table:style-name="gray1">
                <text:p text:style-name="P2">NMT</text:p>
              </table:table-cell>
              <table:table-cell table:style-name="ce1">
                <text:p text:style-name="P4"><text:span text:style-name="T1">35.73</text:span></text:p>
              </table:table-cell>
              <table:table-cell table:style-name="gray1">
                <text:p text:style-name="P3">52.35</text:p>
              </table:table-cell>
              <table:table-cell>
                <text:p text:style-name="P4">50.45</text:p>
              </table:table-cell>
              <table:table-cell>
                <text:p text:style-name="P4">44.14</text:p>
              </table:table-cell>
              <table:table-cell>
                <text:p text:style-name="P4">39.42</text:p>
              </table:table-cell>
              <table:table-cell>
                <text:p text:style-name="P4">35.38</text:p>
              </table:table-cell>
              <table:table-cell>
                <text:p text:style-name="P4">51.77</text:p>
              </table:table-cell>
              <table:table-cell>
                <text:p text:style-name="P4">48.29</text:p>
              </table:table-cell>
              <table:table-cell>
                <text:p text:style-name="P4">42.00</text:p>
              </table:table-cell>
              <table:table-cell>
                <text:p text:style-name="P4">36.4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5" draw:layer="layout" svg:width="9.6cm" svg:height="1.673cm" svg:x="2.2cm" svg:y="16.4cm">
          <draw:text-box>
            <text:p>(Junczys-Dowmunt et al, 2014)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Only </text:p>
              <text:p><text:s text:c="4"/>ru-en</text:p>
              <text:p><text:s text:c="4"/>Fr-es</text:p>
              <text:p><text:s text:c="4"/>Es-fr</text:p>
              <text:p>Where pb based wins</text:p>
              <text:p/>
              <text:p>NMT wins all the rest </text:p>
              <text:p><text:s text:c="2"/>- sometime by huge margins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3T13:42:13.006060622</meta:creation-date>
    <dc:date>2017-05-03T17:21:57.197916653</dc:date>
    <meta:editing-duration>PT2H38M55S</meta:editing-duration>
    <meta:editing-cycles>37</meta:editing-cycles>
    <meta:generator>LibreOffice/5.1.6.2$Linux_X86_64 LibreOffice_project/10m0$Build-2</meta:generator>
    <meta:document-statistic meta:object-count="40"/>
  </office:meta>
</office:document-meta>
</file>